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Liberation mono;Courier New" svg:font-family="&quot;Liberation mono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6" style:family="table-cell" style:parent-style-name="Default" style:data-style-name="N36">
      <style:table-cell-properties fo:border="thin solid #000000" style:vertical-align="middle" fo:background-color="#C0C0C0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Liberation serif" style:font-name-asian="Liberation serif" style:font-name-complex="Liberation serif" fo:font-size="11pt" style:font-size-asian="11pt" style:font-size-complex="11pt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e9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Liberation mono;Courier New" style:font-name-asian="Liberation mono;Courier New" style:font-name-complex="Liberation mono;Courier Ne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5.10645833333333cm"/>
    </style:style>
    <style:style style:name="co3" style:family="table-column">
      <style:table-column-properties fo:break-before="auto" style:column-width="5.68854166666667cm"/>
    </style:style>
    <style:style style:name="co4" style:family="table-column">
      <style:table-column-properties fo:break-before="auto" style:column-width="6.08541666666667cm"/>
    </style:style>
    <style:style style:name="co5" style:family="table-column">
      <style:table-column-properties fo:break-before="auto" style:column-width="6.64104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3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shapes>
          <draw:frame draw:z-index="1" draw:id="id0" draw:style-name="a0" draw:name="Gráfico 1" svg:x="11.78504in" svg:y="0.2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áfico 2" svg:x="11.78504in" svg:y="3.9220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Nº de Componentes</text:p>
          </table:table-cell>
          <table:table-cell office:value-type="string" table:style-name="ce2">
            <text:p>T. secuencial vect. Globales</text:p>
            <text:p>1 thread/core</text:p>
          </table:table-cell>
          <table:table-cell office:value-type="string" table:style-name="ce3">
            <text:p><text:span text:style-name="T1">T. paralelo (versión<text:s/></text:span><text:span text:style-name="T3">for</text:span><text:span text:style-name="T1">)</text:span><text:span text:style-name="T1"/></text:p>
            <text:p>¿?threads/cores</text:p>
          </table:table-cell>
          <table:table-cell office:value-type="string" table:style-name="ce3">
            <text:p><text:span text:style-name="T1">T. paralelo (versión<text:s/></text:span><text:span text:style-name="T3">sections)</text:span><text:span text:style-name="T3"/></text:p>
            <text:p>¿?threads/cores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6384" table:style-name="ce4">
            <text:p>16384</text:p>
          </table:table-cell>
          <table:table-cell office:value-type="float" office:value="1.37205E-4" table:style-name="ce5">
            <text:p>0,000137205</text:p>
          </table:table-cell>
          <table:table-cell office:value-type="float" office:value="5.2861519999999997E-3" table:style-name="ce6">
            <text:p>0,005286152</text:p>
          </table:table-cell>
          <table:table-cell office:value-type="float" office:value="8.2903499999999999E-4" table:style-name="ce5">
            <text:p>0,00082903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2768" table:style-name="ce2">
            <text:p>32768</text:p>
          </table:table-cell>
          <table:table-cell office:value-type="float" office:value="2.5955900000000003E-4" table:style-name="ce7">
            <text:p>0,000259559</text:p>
          </table:table-cell>
          <table:table-cell office:value-type="float" office:value="6.3104210000000001E-3" table:style-name="ce7">
            <text:p>0,006310421</text:p>
          </table:table-cell>
          <table:table-cell office:value-type="float" office:value="4.8915490000000002E-3" table:style-name="ce7">
            <text:p>0,00489154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65536" table:style-name="ce4">
            <text:p>65536</text:p>
          </table:table-cell>
          <table:table-cell office:value-type="float" office:value="9.2575100000000005E-4" table:style-name="ce5">
            <text:p>0,000925751</text:p>
          </table:table-cell>
          <table:table-cell office:value-type="float" office:value="1.41042E-4" table:style-name="ce5">
            <text:p>0,000141042</text:p>
          </table:table-cell>
          <table:table-cell office:value-type="float" office:value="2.892876E-3" table:style-name="ce5">
            <text:p>0,002892876</text:p>
          </table:table-cell>
          <table:table-cell table:style-name="ce8"/>
          <table:table-cell table:number-columns-repeated="16378"/>
        </table:table-row>
        <table:table-row table:style-name="ro1">
          <table:table-cell/>
          <table:table-cell office:value-type="float" office:value="131072" table:style-name="ce2">
            <text:p>131072</text:p>
          </table:table-cell>
          <table:table-cell office:value-type="float" office:value="1.1293200000000001E-3" table:style-name="ce7">
            <text:p>0,00112932</text:p>
          </table:table-cell>
          <table:table-cell office:value-type="float" office:value="2.3324119999999999E-3" table:style-name="ce7">
            <text:p>0,002332412</text:p>
          </table:table-cell>
          <table:table-cell office:value-type="float" office:value="5.3658999999999998E-4" table:style-name="ce7">
            <text:p>0,0005365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62144" table:style-name="ce4">
            <text:p>262144</text:p>
          </table:table-cell>
          <table:table-cell office:value-type="float" office:value="3.282788E-3" table:style-name="ce5">
            <text:p>0,003282788</text:p>
          </table:table-cell>
          <table:table-cell office:value-type="float" office:value="6.5718440000000003E-3" table:style-name="ce5">
            <text:p>0,006571844</text:p>
          </table:table-cell>
          <table:table-cell office:value-type="float" office:value="8.5271700000000001E-4" table:style-name="ce5">
            <text:p>0,00085271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524288" table:style-name="ce2">
            <text:p>524288</text:p>
          </table:table-cell>
          <table:table-cell office:value-type="float" office:value="5.8284210000000003E-3" table:style-name="ce7">
            <text:p>0,005828421</text:p>
          </table:table-cell>
          <table:table-cell office:value-type="float" office:value="7.6457419999999996E-3" table:style-name="ce7">
            <text:p>0,007645742</text:p>
          </table:table-cell>
          <table:table-cell office:value-type="float" office:value="5.2343470000000003E-3" table:style-name="ce7">
            <text:p>0,00523434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48576" table:style-name="ce4">
            <text:p>1048576</text:p>
          </table:table-cell>
          <table:table-cell office:value-type="float" office:value="1.2735639999999999E-2" table:style-name="ce5">
            <text:p>0,01273564</text:p>
          </table:table-cell>
          <table:table-cell office:value-type="float" office:value="1.7386637E-2" table:style-name="ce5">
            <text:p>0,017386637</text:p>
          </table:table-cell>
          <table:table-cell office:value-type="float" office:value="1.1130889E-2" table:style-name="ce5">
            <text:p>0,011130889</text:p>
          </table:table-cell>
          <table:table-cell table:style-name="ce9"/>
          <table:table-cell table:number-columns-repeated="16378"/>
        </table:table-row>
        <table:table-row table:style-name="ro1">
          <table:table-cell/>
          <table:table-cell office:value-type="float" office:value="2097152" table:style-name="ce2">
            <text:p>2097152</text:p>
          </table:table-cell>
          <table:table-cell office:value-type="float" office:value="1.4186845999999999E-2" table:style-name="ce7">
            <text:p>0,014186846</text:p>
          </table:table-cell>
          <table:table-cell office:value-type="float" office:value="1.6836440000000001E-2" table:style-name="ce7">
            <text:p>0,01683644</text:p>
          </table:table-cell>
          <table:table-cell office:value-type="float" office:value="1.3378558E-2" table:style-name="ce7">
            <text:p>0,01337855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4194304" table:style-name="ce4">
            <text:p>4194304</text:p>
          </table:table-cell>
          <table:table-cell office:value-type="float" office:value="2.9876169000000001E-2" table:style-name="ce5">
            <text:p>0,029876169</text:p>
          </table:table-cell>
          <table:table-cell office:value-type="float" office:value="2.1915858E-2" table:style-name="ce5">
            <text:p>0,021915858</text:p>
          </table:table-cell>
          <table:table-cell office:value-type="float" office:value="1.7278152000000001E-2" table:style-name="ce5">
            <text:p>0,01727815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8388608" table:style-name="ce2">
            <text:p>8388608</text:p>
          </table:table-cell>
          <table:table-cell office:value-type="float" office:value="6.1504789999999997E-2" table:style-name="ce7">
            <text:p>0,06150479</text:p>
          </table:table-cell>
          <table:table-cell office:value-type="float" office:value="3.3372433E-2" table:style-name="ce7">
            <text:p>0,033372433</text:p>
          </table:table-cell>
          <table:table-cell office:value-type="float" office:value="2.5644983999999999E-2" table:style-name="ce7">
            <text:p>0,02564498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6777216" table:style-name="ce4">
            <text:p>16777216</text:p>
          </table:table-cell>
          <table:table-cell office:value-type="float" office:value="0.127521518" table:style-name="ce5">
            <text:p>0,127521518</text:p>
          </table:table-cell>
          <table:table-cell office:value-type="float" office:value="7.4292027999999996E-2" table:style-name="ce5">
            <text:p>0,074292028</text:p>
          </table:table-cell>
          <table:table-cell office:value-type="float" office:value="6.0120946000000001E-2" table:style-name="ce5">
            <text:p>0,06012094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3554432" table:style-name="ce2">
            <text:p>33554432</text:p>
          </table:table-cell>
          <table:table-cell office:value-type="float" office:value="0.25029243099999998" table:style-name="ce7">
            <text:p>0,250292431</text:p>
          </table:table-cell>
          <table:table-cell office:value-type="float" office:value="0.13788910300000001" table:style-name="ce7">
            <text:p>0,137889103</text:p>
          </table:table-cell>
          <table:table-cell office:value-type="float" office:value="0.11049866999999999" table:style-name="ce7">
            <text:p>0,1104986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67108864" table:style-name="ce4">
            <text:p>67108864</text:p>
          </table:table-cell>
          <table:table-cell office:value-type="float" office:value="0.62745357999999996" table:style-name="ce5">
            <text:p>0,62745358</text:p>
          </table:table-cell>
          <table:table-cell office:value-type="float" office:value="0.33081553299999999" table:style-name="ce5">
            <text:p>0,330815533</text:p>
          </table:table-cell>
          <table:table-cell office:value-type="float" office:value="0.453886542" table:style-name="ce5">
            <text:p>0,453886542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º de Componentes</text:p>
          </table:table-cell>
          <table:table-cell office:value-type="string" table:style-name="ce2">
            <text:p>T. secuencial vect. Globales</text:p>
            <text:p>1 thread/core</text:p>
          </table:table-cell>
          <table:table-cell office:value-type="string" table:style-name="ce3">
            <text:p><text:span text:style-name="T1">T. paralelo (versión<text:s/></text:span><text:span text:style-name="T3">for</text:span><text:span text:style-name="T1">)</text:span><text:span text:style-name="T1"/></text:p>
            <text:p>¿?threads/cores</text:p>
          </table:table-cell>
          <table:table-cell office:value-type="string" table:style-name="ce3">
            <text:p><text:span text:style-name="T1">T. paralelo (versión<text:s/></text:span><text:span text:style-name="T3">sections)</text:span><text:span text:style-name="T3"/></text:p>
            <text:p>¿?threads/cores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6384" table:style-name="ce4">
            <text:p>16384</text:p>
          </table:table-cell>
          <table:table-cell office:value-type="float" office:value="4.4213400000000001E-4" table:style-name="ce5">
            <text:p>0,000442134</text:p>
          </table:table-cell>
          <table:table-cell office:value-type="float" office:value="6.6945100000000005E-4" table:style-name="ce6">
            <text:p>0,000669451</text:p>
          </table:table-cell>
          <table:table-cell office:value-type="float" office:value="6.5754999999999996E-5" table:style-name="ce5">
            <text:p>0,00006575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2768" table:style-name="ce2">
            <text:p>32768</text:p>
          </table:table-cell>
          <table:table-cell office:value-type="float" office:value="2.8701099999999999E-4" table:style-name="ce7">
            <text:p>0,000287011</text:p>
          </table:table-cell>
          <table:table-cell office:value-type="float" office:value="5.3518299999999995E-4" table:style-name="ce7">
            <text:p>0,000535183</text:p>
          </table:table-cell>
          <table:table-cell office:value-type="float" office:value="1.2574299999999999E-4" table:style-name="ce7">
            <text:p>0,00012574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5536" table:style-name="ce4">
            <text:p>65536</text:p>
          </table:table-cell>
          <table:table-cell office:value-type="float" office:value="3.5588599999999997E-4" table:style-name="ce5">
            <text:p>0,000355886</text:p>
          </table:table-cell>
          <table:table-cell office:value-type="float" office:value="4.2259300000000002E-4" table:style-name="ce5">
            <text:p>0,000422593</text:p>
          </table:table-cell>
          <table:table-cell office:value-type="float" office:value="2.55639E-4" table:style-name="ce5">
            <text:p>0,00025563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1072" table:style-name="ce2">
            <text:p>131072</text:p>
          </table:table-cell>
          <table:table-cell office:value-type="float" office:value="5.1091299999999999E-4" table:style-name="ce7">
            <text:p>0,000510913</text:p>
          </table:table-cell>
          <table:table-cell office:value-type="float" office:value="7.4994000000000005E-4" table:style-name="ce7">
            <text:p>0,00074994</text:p>
          </table:table-cell>
          <table:table-cell office:value-type="float" office:value="5.8011300000000005E-4" table:style-name="ce7">
            <text:p>0,00058011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62144" table:style-name="ce4">
            <text:p>262144</text:p>
          </table:table-cell>
          <table:table-cell office:value-type="float" office:value="1.350195E-3" table:style-name="ce5">
            <text:p>0,001350195</text:p>
          </table:table-cell>
          <table:table-cell office:value-type="float" office:value="1.002993E-3" table:style-name="ce5">
            <text:p>0,001002993</text:p>
          </table:table-cell>
          <table:table-cell office:value-type="float" office:value="1.066139E-3" table:style-name="ce5">
            <text:p>0,00106613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24288" table:style-name="ce2">
            <text:p>524288</text:p>
          </table:table-cell>
          <table:table-cell office:value-type="float" office:value="2.6376120000000001E-3" table:style-name="ce7">
            <text:p>0,002637612</text:p>
          </table:table-cell>
          <table:table-cell office:value-type="float" office:value="2.1095150000000002E-3" table:style-name="ce7">
            <text:p>0,002109515</text:p>
          </table:table-cell>
          <table:table-cell office:value-type="float" office:value="1.8023850000000001E-3" table:style-name="ce7">
            <text:p>0,00180238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48576" table:style-name="ce4">
            <text:p>1048576</text:p>
          </table:table-cell>
          <table:table-cell office:value-type="float" office:value="5.6496430000000002E-3" table:style-name="ce5">
            <text:p>0,005649643</text:p>
          </table:table-cell>
          <table:table-cell office:value-type="float" office:value="4.3184779999999997E-3" table:style-name="ce5">
            <text:p>0,004318478</text:p>
          </table:table-cell>
          <table:table-cell office:value-type="float" office:value="4.3313170000000003E-3" table:style-name="ce5">
            <text:p>0,00433131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097152" table:style-name="ce2">
            <text:p>2097152</text:p>
          </table:table-cell>
          <table:table-cell office:value-type="float" office:value="9.9137110000000004E-3" table:style-name="ce7">
            <text:p>0,009913711</text:p>
          </table:table-cell>
          <table:table-cell office:value-type="float" office:value="8.4702349999999996E-3" table:style-name="ce7">
            <text:p>0,008470235</text:p>
          </table:table-cell>
          <table:table-cell office:value-type="float" office:value="8.7634730000000008E-3" table:style-name="ce7">
            <text:p>0,00876347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194304" table:style-name="ce4">
            <text:p>4194304</text:p>
          </table:table-cell>
          <table:table-cell office:value-type="float" office:value="1.9272389000000001E-2" table:style-name="ce5">
            <text:p>0,019272389</text:p>
          </table:table-cell>
          <table:table-cell office:value-type="float" office:value="1.5592399999999999E-2" table:style-name="ce5">
            <text:p>0,0155924</text:p>
          </table:table-cell>
          <table:table-cell office:value-type="float" office:value="1.6032891000000001E-2" table:style-name="ce5">
            <text:p>0,01603289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388608" table:style-name="ce2">
            <text:p>8388608</text:p>
          </table:table-cell>
          <table:table-cell office:value-type="float" office:value="3.4341129999999997E-2" table:style-name="ce7">
            <text:p>0,03434113</text:p>
          </table:table-cell>
          <table:table-cell office:value-type="float" office:value="3.1358867999999998E-2" table:style-name="ce7">
            <text:p>0,031358868</text:p>
          </table:table-cell>
          <table:table-cell office:value-type="float" office:value="2.9711843000000002E-2" table:style-name="ce7">
            <text:p>0,02971184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6777216" table:style-name="ce4">
            <text:p>16777216</text:p>
          </table:table-cell>
          <table:table-cell office:value-type="float" office:value="6.7535624000000002E-2" table:style-name="ce5">
            <text:p>0,067535624</text:p>
          </table:table-cell>
          <table:table-cell office:value-type="float" office:value="6.2078897000000001E-2" table:style-name="ce5">
            <text:p>0,062078897</text:p>
          </table:table-cell>
          <table:table-cell office:value-type="float" office:value="5.8121467000000003E-2" table:style-name="ce5">
            <text:p>0,05812146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3554432" table:style-name="ce2">
            <text:p>33554432</text:p>
          </table:table-cell>
          <table:table-cell office:value-type="float" office:value="0.13285423299999999" table:style-name="ce7">
            <text:p>0,132854233</text:p>
          </table:table-cell>
          <table:table-cell office:value-type="float" office:value="0.124944916" table:style-name="ce7">
            <text:p>0,124944916</text:p>
          </table:table-cell>
          <table:table-cell office:value-type="float" office:value="0.115629446" table:style-name="ce7">
            <text:p>0,11562944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7108864" table:style-name="ce4">
            <text:p>67108864</text:p>
          </table:table-cell>
          <table:table-cell office:value-type="float" office:value="0.26801278899999997" table:style-name="ce5">
            <text:p>0,268012789</text:p>
          </table:table-cell>
          <table:table-cell office:value-type="float" office:value="0.235166177" table:style-name="ce5">
            <text:p>0,235166177</text:p>
          </table:table-cell>
          <table:table-cell office:value-type="float" office:value="0.23471122999999999" table:style-name="ce5">
            <text:p>0,23471123</text:p>
          </table:table-cell>
          <table:table-cell table:number-columns-repeated="16379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Liberation mono;Courier New" svg:font-family="&quot;Liberation mono;Courier New&quot;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8</meta:generator>
    <dc:creator>Microsoft Office User</dc:creator>
    <meta:creation-date>2020-03-23T18:56:27Z</meta:creation-date>
    <dc:date>2020-03-26T20:00:03Z</dc:date>
    <meta:editing-cycles>1</meta:editing-cycles>
    <meta:editing-duration>PT87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7637795276pt" svg:width="453.5149606299212pt" chart:style-name="Crt0">
        <chart:title chart:style-name="CT00">
          <text:p text:style-name="a0" text:class-names="" text:cond-style-name="">PC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º Componentes</text:p>
            </chart:title>
          </chart:axis>
          <chart:series chart:values-cell-range-address="Hoja1.$C$3:.$C$15" chart:class="chart:scatter" chart:attached-axis="primary-y" chart:style-name="G0S0">
            <chart:domain table:cell-range-address="Hoja1.$B$3:.$B$15"/>
            <chart:data-point chart:repeated="13"/>
          </chart:series>
          <chart:series chart:values-cell-range-address="Hoja1.$D$3:.$D$15" chart:class="chart:scatter" chart:attached-axis="primary-y" chart:style-name="G0S1">
            <chart:domain table:cell-range-address="Hoja1.$B$3:.$B$15"/>
            <chart:data-point chart:repeated="13"/>
          </chart:series>
          <chart:series chart:values-cell-range-address="Hoja1.$E$3:.$E$15" chart:class="chart:scatter" chart:attached-axis="primary-y" chart:style-name="G0S2">
            <chart:domain table:cell-range-address="Hoja1.$B$3:.$B$15"/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7637795276pt" svg:width="453.5149606299212pt" chart:style-name="Crt0">
        <chart:title chart:style-name="CT00">
          <text:p text:style-name="a0" text:class-names="" text:cond-style-name="">ATCGRID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º Componentes</text:p>
            </chart:title>
          </chart:axis>
          <chart:series chart:values-cell-range-address="Hoja1.$C$18:.$C$30" chart:class="chart:scatter" chart:attached-axis="primary-y" chart:style-name="G0S0">
            <chart:domain table:cell-range-address="Hoja1.$B$18:.$B$30"/>
            <chart:data-point chart:repeated="13"/>
          </chart:series>
          <chart:series chart:values-cell-range-address="Hoja1.$D$18:.$D$30" chart:class="chart:scatter" chart:attached-axis="primary-y" chart:style-name="G0S1">
            <chart:domain table:cell-range-address="Hoja1.$B$18:.$B$30"/>
            <chart:data-point chart:repeated="13"/>
          </chart:series>
          <chart:series chart:values-cell-range-address="Hoja1.$E$18:.$E$30" chart:class="chart:scatter" chart:attached-axis="primary-y" chart:style-name="G0S2">
            <chart:domain table:cell-range-address="Hoja1.$B$18:.$B$30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